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/>
    </style:style>
    <style:style style:name="P3" style:parent-style-name="Normal" style:family="paragraph">
      <style:text-properties fo:font-weight="bold" style:font-weight-asian="bold"/>
    </style:style>
    <style:style style:name="P4" style:parent-style-name="Normal" style:family="paragraph">
      <style:text-properties fo:font-weight="bold" style:font-weight-asian="bold"/>
    </style:style>
    <style:style style:name="P5" style:parent-style-name="Normal" style:family="paragraph">
      <style:text-properties fo:font-weight="bold" style:font-weight-asian="bold"/>
    </style:style>
    <style:style style:name="P6" style:parent-style-name="Normal" style:family="paragraph">
      <style:text-properties fo:font-weight="bold" style:font-weight-asian="bold"/>
    </style:style>
    <style:style style:name="P7" style:parent-style-name="Normal" style:family="paragraph">
      <style:text-properties fo:font-weight="bold" style:font-weight-asian="bold"/>
    </style:style>
    <style:style style:name="P8" style:parent-style-name="Normal" style:family="paragraph">
      <style:text-properties fo:font-weight="bold" style:font-weight-asian="bold"/>
    </style:style>
    <style:style style:name="P9" style:parent-style-name="Normal" style:family="paragraph">
      <style:text-properties fo:font-weight="bold" style:font-weight-asian="bold"/>
    </style:style>
    <style:style style:name="P10" style:parent-style-name="Normal" style:family="paragraph">
      <style:text-properties fo:font-weight="bold" style:font-weight-asian="bold"/>
    </style:style>
  </office:automatic-styles>
  <office:body>
    <office:text text:use-soft-page-breaks="true">
      <text:p text:style-name="P1">Heuristique :</text:p>
      <text:p text:style-name="Normal">Stats : vie (pas actualisé), attaque, mouvements ; atouts</text:p>
      <text:p text:style-name="Normal">Listes des commandes :</text:p>
      <text:p text:style-name="Normal">Changer de joueur</text:p>
      <text:p text:style-name="Normal"/>
      <text:p text:style-name="Normal">Changer de personnages</text:p>
      <text:p text:style-name="Normal">Se déplacer</text:p>
      <text:p text:style-name="Normal">Lancer une attaque</text:p>
      <text:p text:style-name="Normal">Utiliser un atout</text:p>
      <text:p text:style-name="Normal"/>
      <text:p text:style-name="P2">Déterminer quel personnage choisir :</text:p>
      <text:p text:style-name="P3"><text:tab/>- celui avec un adversaire le plus près</text:p>
      <text:p text:style-name="P4"><text:tab/>Si distance entre nos persos et un adversaire inférieure à epsilon alors regarder les statistiques.</text:p>
      <text:p text:style-name="P5"><text:tab/>BILAN : un adversaire est choisi</text:p>
      <text:p text:style-name="P6">Choix de l’attaque :</text:p>
      <text:p text:style-name="P7"><text:tab/>- lister toutes les attaques qui peuvent atteindre l’adversaire</text:p>
      <text:p text:style-name="P8"><text:tab/>- parmis celle possible choix aléatoire</text:p>
      <text:p text:style-name="P9">Se déplacer : se rapprocher au minimum de la distance permettant une attaque</text:p>
      <text:p text:style-name="P10"><text:tab/><text:tab/>Sinon dépenser tout ses points de mouvement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gregoire De Faup</meta:initial-creator>
    <dc:creator>gregoire De Faup</dc:creator>
    <meta:creation-date>2018-11-20T16:18:00Z</meta:creation-date>
    <dc:date>2018-11-20T16:18:00Z</dc:date>
    <meta:template xlink:href="Normal.dotm" xlink:type="simple"/>
    <meta:editing-cycles>2</meta:editing-cycles>
    <meta:editing-duration>PT120S</meta:editing-duration>
    <meta:document-statistic meta:page-count="1" meta:paragraph-count="1" meta:word-count="100" meta:character-count="651" meta:row-count="4" meta:non-whitespace-character-count="552"/>
  </office:meta>
</office:document-meta>
</file>